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387a" officeooo:paragraph-rsid="001a387a"/>
    </style:style>
    <style:style style:name="P2" style:family="paragraph" style:parent-style-name="Standard" style:list-style-name="L1">
      <style:text-properties officeooo:paragraph-rsid="001a387a"/>
    </style:style>
    <style:style style:name="P3" style:family="paragraph" style:parent-style-name="Standard" style:list-style-name="L1">
      <style:text-properties officeooo:rsid="001aecac" officeooo:paragraph-rsid="001aecac"/>
    </style:style>
    <style:style style:name="P4" style:family="paragraph" style:parent-style-name="Standard" style:list-style-name="L1">
      <style:text-properties officeooo:rsid="001bd05f" officeooo:paragraph-rsid="001bd05f"/>
    </style:style>
    <style:style style:name="P5" style:family="paragraph" style:parent-style-name="Preformatted_20_Text">
      <style:text-properties fo:color="#a9b7c6" style:font-name="JetBrains Mono" fo:font-size="9.80000019073486pt" officeooo:rsid="001a387a" officeooo:paragraph-rsid="001a387a" fo:background-color="#000000"/>
    </style:style>
    <style:style style:name="P6" style:family="paragraph" style:parent-style-name="Preformatted_20_Text">
      <loext:graphic-properties draw:fill="solid" draw:fill-color="#2b2b2b" draw:opacity="100%"/>
      <style:paragraph-properties fo:background-color="#2b2b2b"/>
      <style:text-properties fo:color="#a9b7c6" officeooo:paragraph-rsid="001a387a" fo:background-color="#000000"/>
    </style:style>
    <style:style style:name="P7" style:family="paragraph" style:parent-style-name="Preformatted_20_Text">
      <loext:graphic-properties draw:fill="solid" draw:fill-color="#2b2b2b" draw:opacity="100%"/>
      <style:paragraph-properties fo:background-color="#2b2b2b"/>
      <style:text-properties fo:color="#a9b7c6" fo:background-color="#000000"/>
    </style:style>
    <style:style style:name="P8" style:family="paragraph" style:parent-style-name="Preformatted_20_Text">
      <style:text-properties officeooo:rsid="001a387a" officeooo:paragraph-rsid="001a387a"/>
    </style:style>
    <style:style style:name="P9" style:family="paragraph" style:parent-style-name="Preformatted_20_Text">
      <style:text-properties officeooo:rsid="001bd05f" officeooo:paragraph-rsid="001bd05f"/>
    </style:style>
    <style:style style:name="P1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JetBrains Mono" fo:font-size="9.80000019073486pt" fo:background-color="#000000"/>
    </style:style>
    <style:style style:name="T1" style:family="text">
      <style:text-properties officeooo:rsid="001a387a"/>
    </style:style>
    <style:style style:name="T2" style:family="text">
      <style:text-properties fo:color="#cc7832"/>
    </style:style>
    <style:style style:name="T3" style:family="text">
      <style:text-properties style:font-name="JetBrains Mono" fo:font-size="9.80000019073486pt"/>
    </style:style>
    <style:style style:name="T4" style:family="text">
      <style:text-properties style:font-name="JetBrains Mono" fo:font-size="9.80000019073486pt" officeooo:rsid="001a387a"/>
    </style:style>
    <style:style style:name="T5" style:family="text">
      <style:text-properties fo:color="#808080"/>
    </style:style>
    <style:style style:name="T6" style:family="text">
      <style:text-properties fo:color="#808080" style:font-name="JetBrains Mono" fo:font-size="9.80000019073486pt"/>
    </style:style>
    <style:style style:name="T7" style:family="text">
      <style:text-properties fo:color="#6a8759" style:font-name="JetBrains Mono" fo:font-size="9.80000019073486pt"/>
    </style:style>
    <style:style style:name="T8" style:family="text">
      <style:text-properties officeooo:rsid="001bd0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e<text:span text:style-name="T8">t</text:span>it conseil<text:span text:style-name="T8">s</text:span> sur ce que j’ai vu <text:span text:style-name="T8">Javascript-Game</text:span></text:p>
      <text:p text:style-name="P1"/>
      <text:list xml:id="list3822817002" text:style-name="L1">
        <text:list-item>
          <text:p text:style-name="P2"><text:span text:style-name="T8">Tu pourrais faire un js qui fait le déroulé du jeux et un fichier par jeu qui contient les functions que tu utilises. (arboresence)</text:span></text:p>
        </text:list-item>
        <text:list-item>
          <text:p text:style-name="P2"><text:span text:style-name="T1">Tu pourrais avoir un fichier de type init-jeux.js qui resencerait l’ensemble des variables et leur initialisation au lancemetn du jeu. Ensuite tu pourrais avoir un fichier de déroulement du jeux qui suit les steps du déroulement et fait la vérification de chaque étape de ton jeux (ou la vérification sur un autre fichier (Peut être que des vérification peutvent être les mêmes sur différents jeux si les méthodes sont variabilisées. Enfin tu pourrais un fichier ou plusieurs qui stocke les fonctions que tu utilises dans chaque jeu avec peut être en plus un fichier de fonctions communs à l’ensemble des jeux si tu as des fonctions utilisés dans plusieurs. Ca mélange un peu les possibilité; Je te donne juste des idées sur une nouvelle organisation pioche ce que tu veux dedans. (architecture logiciel)</text:span></text:p>
        </text:list-item>
        <text:list-item>
          <text:p text:style-name="P3">Un fichier Js qui gère le timer (ne fait que cela). Ensuite tu l’appelle dans ton jeux. <text:span text:style-name="T8">(encapsulation)</text:span></text:p>
        </text:list-item>
        <text:list-item>
          <text:p text:style-name="P3">Tu essayer de travailler avec des objets. L’initialisation des variables pourrait se faire dans un objet luckyGame qui contaient des objets de différentes Steps qui cotniennent les variables nécessaire à ton jeux. Le timer serait un objet qui <text:span text:style-name="T8">est </text:span>appel<text:span text:style-name="T8">lé</text:span> dans tes jeux pour afficher le temps. L’ensemble des méthodes qui touche à ton timer serait dans le fichier qui lui est dédié et les jeux ferait appelle à elle au lancement du jeux, pour de l’affichage ou le reset <text:span text:style-name="T8">(programmation objet, encapsulation)</text:span></text:p>
        </text:list-item>
        <text:list-item>
          <text:p text:style-name="P3">Les tableaux sont des éléments fixes en programmation. Quand tu les as créés, leur taille ne peut plus être modifié. Les listes type ArayList peuvent s’aggrandir et raptéssir au besoin. Tu pourrais regarder si une liste ne serait pas simple à utiliser voir factoriser certaines e, partie certaines step. <text:span text:style-name="T8">(choix dans les variables</text:span></text:p>
        </text:list-item>
        <text:list-item>
          <text:p text:style-name="P3">Revoit peut être le nom de variables et des fonctions pour que l’on sache avec le nom à peut près ce qu’elle von faire. (functStep2) <text:span text:style-name="T8">(lisibilité du code)</text:span></text:p>
        </text:list-item>
        <text:list-item>
          <text:p text:style-name="P3">Au dessus des functions met un commentaire qui permet d’expliquer ce que fait ta fonction et ce qu’elle quand c’est le cas <text:span text:style-name="T8">(documentation)</text:span></text:p>
        </text:list-item>
        <text:list-item>
          <text:p text:style-name="P4">Voir quelle fonction peut être variabilisé est important pour avoir le moins de code possible en factorisant les méthodes (petit exemple en dessous) (factorisation du code)</text:p>
        </text:list-item>
      </text:list>
      <text:p text:style-name="P1"/>
      <text:p text:style-name="P5"><text:span text:style-name="T2">function </text:span>nextStep4Apear() {</text:p>
      <text:p text:style-name="P7"><text:s text:c="8"/><text:span text:style-name="T6">// go to the next step</text:span></text:p>
      <text:p text:style-name="P7"><text:span text:style-name="T5"><text:s text:c="8"/></text:span><text:span text:style-name="T3">btnStep3.style.display = </text:span><text:span text:style-name="T7">'block'</text:span><text:span text:style-name="T3">;</text:span></text:p>
      <text:p text:style-name="P10">}</text:p>
      <text:p text:style-name="P8">Essaie de variabilisé avec des id sur les buttons.Permet de factoriser tes méthodes en une seule. Permet d’avoir moins de codes et moins de changements à faire si tu décides de modifier les changements d’apparition de step.</text:p>
      <text:p text:style-name="P8"/>
      <text:p text:style-name="P5"><text:span text:style-name="T2">function </text:span>nextStepApear(btnId) {</text:p>
      <text:p text:style-name="P6"><text:s text:c="8"/><text:span text:style-name="T3">document.getElementById(</text:span><text:span text:style-name="T4">btnId</text:span><text:span text:style-name="T3">).style.display = </text:span><text:span text:style-name="T7">'block'</text:span><text:span text:style-name="T3">;</text:span></text:p>
      <text:p text:style-name="P10">}</text:p>
      <text:p text:style-name="P8">regarde si tu ne peux pas factoriser en interjeux avec un fichier js common qui permettrait à l’ensemble des jeux d’utiliser les mêmes fonctions.</text:p>
      <text:p text:style-name="P8"/>
      <text:p text:style-name="P8"/>
      <text:p text:style-name="P9">En tout c’est très cool ton tru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08:31:35.173948635</meta:creation-date>
    <dc:date>2021-03-02T09:05:55.570261888</dc:date>
    <meta:editing-duration>PT1M9S</meta:editing-duration>
    <meta:editing-cycles>1</meta:editing-cycles>
    <meta:document-statistic meta:table-count="0" meta:image-count="0" meta:object-count="0" meta:page-count="1" meta:paragraph-count="19" meta:word-count="492" meta:character-count="2990" meta:non-whitespace-character-count="2500"/>
    <meta:generator>LibreOffice/6.0.7.3$Linux_X86_64 LibreOffice_project/00m0$Build-3</meta:generator>
  </office:meta>
</office:document-meta>
</file>